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103cm" style:rel-column-width="1759*"/>
    </style:style>
    <style:style style:name="Tabela1.B" style:family="table-column">
      <style:table-column-properties style:column-width="5.398cm" style:rel-column-width="3060*"/>
    </style:style>
    <style:style style:name="Tabela1.C" style:family="table-column">
      <style:table-column-properties style:column-width="3.695cm" style:rel-column-width="2095*"/>
    </style:style>
    <style:style style:name="Tabela1.D" style:family="table-column">
      <style:table-column-properties style:column-width="4.805cm" style:rel-column-width="272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764" officeooo:paragraph-rsid="00137764"/>
    </style:style>
    <style:style style:name="P2" style:family="paragraph" style:parent-style-name="Standard">
      <style:text-properties style:font-name="Arial" officeooo:rsid="00137764" officeooo:paragraph-rsid="00137764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7764" officeooo:paragraph-rsid="00137764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officeooo:rsid="00137764" officeooo:paragraph-rsid="00137764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94e31" officeooo:paragraph-rsid="00194e31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9fd6d" officeooo:paragraph-rsid="0019fd6d" style:font-size-asian="14pt" style:font-size-complex="14pt"/>
    </style:style>
    <style:style style:name="T1" style:family="text">
      <style:text-properties officeooo:rsid="001732c2"/>
    </style:style>
    <style:style style:name="T2" style:family="text">
      <style:text-properties officeooo:rsid="0017a102"/>
    </style:style>
    <style:style style:name="T3" style:family="text">
      <style:text-properties officeooo:rsid="0018cd4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732c2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REUNIÃO DE RETROSPECTIVA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7">21/04/2015</text:p>
          </table:table-cell>
          <table:table-cell table:style-name="Tabela1.A1" office:value-type="string">
            <text:p text:style-name="P5"/>
          </table:table-cell>
          <table:table-cell table:style-name="Tabela1.D1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7">Local</text:p>
          </table:table-cell>
          <table:table-cell table:style-name="Tabela1.A2" office:value-type="string">
            <text:p text:style-name="P7">Lab/IFPB</text:p>
          </table:table-cell>
          <table:table-cell table:style-name="Tabela1.A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7">Horário</text:p>
          </table:table-cell>
          <table:table-cell table:style-name="Tabela1.A2" office:value-type="string">
            <text:p text:style-name="P7">16:30 à 17:00</text:p>
          </table:table-cell>
          <table:table-cell table:style-name="Tabela1.A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7">Participantes</text:p>
            <text:p text:style-name="P7">(Papel)</text:p>
          </table:table-cell>
          <table:table-cell table:style-name="Tabela1.A2" office:value-type="string">
            <text:p text:style-name="P7">Elisângela de Souza</text:p>
            <text:p text:style-name="P7">(Líder de projeto)</text:p>
          </table:table-cell>
          <table:table-cell table:style-name="Tabela1.A2" office:value-type="string">
            <text:p text:style-name="P7">Cássio Oliveira</text:p>
            <text:p text:style-name="P7">(Gerente de configuração)</text:p>
          </table:table-cell>
          <table:table-cell table:style-name="Tabela1.D2" office:value-type="string">
            <text:p text:style-name="P7">Wilde Arruda</text:p>
            <text:p text:style-name="P7">(Testador)</text:p>
          </table:table-cell>
        </table:table-row>
      </table:table>
      <text:p text:style-name="P3"/>
      <text:p text:style-name="P1"/>
      <text:p text:style-name="P4"><text:span text:style-name="T2">A</text:span>. O que fizemos de bom nessa iteração? </text:p>
      <text:p text:style-name="P2">- Divisão de tarefas; </text:p>
      <text:p text:style-name="P2">- Colaboração entre membros da equipe; </text:p>
      <text:p text:style-name="P2"/>
      <text:p text:style-name="P4"><text:span text:style-name="T2">B</text:span>. O que poderíamos ter feito melhor nessa iteração? </text:p>
      <text:p text:style-name="P2">- Manejar melhor o tempo; </text:p>
      <text:p text:style-name="P2">- <text:span text:style-name="T1">Dividir melhor as tarefas referentes ao item de </text:span><text:span text:style-name="T5">backlog</text:span><text:span text:style-name="T1">;</text:span></text:p>
      <text:p text:style-name="P2"/>
      <text:p text:style-name="P4"><text:span text:style-name="T2">C</text:span>. O que fizemos de ruim nessa iteração? </text:p>
      <text:p text:style-name="P2">- Começamos tarde a iteração </text:p>
      <text:p text:style-name="P2">- Não dominar a ferramenta <text:span text:style-name="T4">iceScrum</text:span> em tempo hábil <text:span text:style-name="T3">e pelo fato de o acesso ao sistema ser restrito ao IFPB Monteiro</text:span>;</text:p>
      <text:p text:style-name="P2">- <text:span text:style-name="T2">Não conclusão dos testes devido à maioria dos membros não dominar completamente a implementação dos testes de unidad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4.854cm" svg:y="-1.635cm" svg:width="7.292cm" svg:height="2.461cm" draw:z-index="0"><draw:image xlink:href="Pictures/100002010000016100000077DF0E0C1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9:44:49.266151162</meta:creation-date>
    <dc:date>2015-04-24T16:30:58.938936940</dc:date>
    <meta:editing-duration>PT39M54S</meta:editing-duration>
    <meta:editing-cycles>11</meta:editing-cycles>
    <meta:generator>LibreOffice/4.2.7.2$Linux_X86_64 LibreOffice_project/420m0$Build-2</meta:generator>
    <meta:document-statistic meta:table-count="1" meta:image-count="1" meta:object-count="0" meta:page-count="1" meta:paragraph-count="25" meta:word-count="123" meta:character-count="734" meta:non-whitespace-character-count="629"/>
  </office:meta>
</office:document-meta>
</file>